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weight="bold" officeooo:rsid="0007ee27" officeooo:paragraph-rsid="0007ee2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oto Sans" fo:font-weight="bold" officeooo:rsid="000c6d96" officeooo:paragraph-rsid="000c6d9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oto Sans" fo:font-weight="bold" officeooo:rsid="0012a6dc" officeooo:paragraph-rsid="0012a6d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oto Sans" fo:font-weight="bold" officeooo:rsid="001988b7" officeooo:paragraph-rsid="001988b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oto Sans" fo:font-weight="bold" officeooo:rsid="001e70c0" officeooo:paragraph-rsid="001e70c0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Noto Sans" fo:font-weight="bold" officeooo:rsid="002a26a2" officeooo:paragraph-rsid="002a26a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Sans" fo:font-weight="bold" officeooo:rsid="002ac8cc" officeooo:paragraph-rsid="002ac8c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Sans" fo:font-weight="bold" officeooo:rsid="002b7ee3" officeooo:paragraph-rsid="002b7ee3" style:font-weight-asian="bold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Noto Sans" fo:font-weight="bold" officeooo:rsid="002b7ee3" officeooo:paragraph-rsid="002b7ee3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007db" officeooo:paragraph-rsid="002007db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2bac2" officeooo:paragraph-rsid="0022bac2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56329" officeooo:paragraph-rsid="00256329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6acad" officeooo:paragraph-rsid="0026acad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7942d" officeooo:paragraph-rsid="0027942d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Noto Sans" fo:font-weight="normal" officeooo:rsid="0027d5ee" officeooo:paragraph-rsid="0027d5e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Sans" fo:font-weight="normal" officeooo:rsid="002a26a2" officeooo:paragraph-rsid="002a26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Sans" fo:font-weight="normal" officeooo:rsid="002b7ee3" officeooo:paragraph-rsid="002b7ee3" style:font-weight-asian="normal" style:font-weight-complex="normal"/>
    </style:style>
    <style:style style:name="T1" style:family="text">
      <style:text-properties officeooo:rsid="000c6d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36f" style:font-weight-asian="normal" style:font-weight-complex="normal"/>
    </style:style>
    <style:style style:name="T4" style:family="text">
      <style:text-properties fo:font-weight="normal" officeooo:rsid="000c6d96" style:font-weight-asian="normal" style:font-weight-complex="normal"/>
    </style:style>
    <style:style style:name="T5" style:family="text">
      <style:text-properties fo:font-weight="normal" officeooo:rsid="001cca86" style:font-weight-asian="normal" style:font-weight-complex="normal"/>
    </style:style>
    <style:style style:name="T6" style:family="text">
      <style:text-properties officeooo:rsid="0021342c"/>
    </style:style>
    <style:style style:name="T7" style:family="text">
      <style:text-properties officeooo:rsid="0024720a"/>
    </style:style>
    <style:style style:name="T8" style:family="text">
      <style:text-properties officeooo:rsid="0025cf58"/>
    </style:style>
    <style:style style:name="T9" style:family="text">
      <style:text-properties officeooo:rsid="0026ac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a Trabajo de Diploma</text:p>
      <text:p text:style-name="P1"/>
      <text:p text:style-name="P1"/>
      <text:p text:style-name="P2">Nombre del diplomante: <text:span text:style-name="T2">Gendry González Collazo.</text:span></text:p>
      <text:p text:style-name="P2">Nombre del/los tutor(es): <text:span text:style-name="T2">Msc Arianna Pérez Céspedes.</text:span></text:p>
      <text:p text:style-name="P2">Título de la tesis: <text:span text:style-name="T2">Componente de integración de pagos electrónicos en la plataforma de servicios públicos CivilPro.</text:span></text:p>
      <text:p text:style-name="P2"><text:span text:style-name="T2"/></text:p>
      <text:p text:style-name="P3">Descripción de la situación problemática:</text:p>
      <text:p text:style-name="P3"><text:span text:style-name="T3">La aplicación laGuagua es una herramienta del programa de gobierno electrónico de la dirección de tecnología de cardinal, se encuentra desplegada en las provincias de Las Tunas, Guantánamo, Holguín y Sancti Spíritus, permitiendo la visualización en una interfaz única del servicio de geolocalización en tiempo real a través de la plataforma de servicios públicos del transporte Civilpro.</text:span></text:p>
      <text:p text:style-name="P3"><text:span text:style-name="T3">El consumo del servicio de transportación se realiza a través de formas tradicionales de pago, abonando en efectivo el monto establecido en el servicio, esto trae consigo desvíos en la formación de la producción a partir de que no se recauda el 100% de la producción abonada.</text:span></text:p>
      <text:p text:style-name="P3"><text:span text:style-name="T3"/></text:p>
      <text:p text:style-name="P4">Objetivo general:</text:p>
      <text:p text:style-name="P4"><text:span text:style-name="T2">Implementar un c</text:span><text:span text:style-name="T4">omponente </text:span><text:span text:style-name="T2">para la</text:span><text:span text:style-name="T4"> integración de pagos electrónicos en la plataforma de servicios públicos CivilPro</text:span><text:span text:style-name="T5">.</text:span></text:p>
      <text:p text:style-name="P4"><text:span text:style-name="T5"/></text:p>
      <text:p text:style-name="P5">Tareas necesarias para alcanzar el objetivo propuesto:</text:p>
      <text:list text:style-name="L1">
        <text:list-item>
          <text:p text:style-name="P10">Investigación y análisis sobre el estado de la plataforma de servicios públicos CivilPro, <text:span text:style-name="T6">y sus </text:span>necesidades en cuanto a nivel de seguridad y rendimiento.</text:p>
        </text:list-item>
        <text:list-item>
          <text:p text:style-name="P11">Investigación sobre las pasarelas y tipos de pagos que se procesarán o serán admitidos, restricciones gubernamentales o posibles necesidades legales.</text:p>
        </text:list-item>
        <text:list-item>
          <text:p text:style-name="P11">Selección de las herramientas, <text:s/>tecnologías y metodologías que se utilizarán en el diseño, implementación y pruebas del <text:span text:style-name="T7">componente de integración de pagos </text:span><text:span text:style-name="T8">electrónicos</text:span>. </text:p>
        </text:list-item>
        <text:list-item>
          <text:p text:style-name="P12">Análisis y diseño del <text:span text:style-name="T9">c</text:span><text:span text:style-name="T1">omponente de integración de pagos electrónicos en la plataforma de servicios públicos CivilPro.</text:span></text:p>
        </text:list-item>
        <text:list-item>
          <text:p text:style-name="P13">Implementación del c<text:span text:style-name="T1">omponente de integración de pagos electrónicos en la plataforma de servicios públicos CivilPro.</text:span></text:p>
        </text:list-item>
        <text:list-item>
          <text:p text:style-name="P14">Pruebas unitarias y generales del funcionamiento del <text:span text:style-name="T1">Componente de integración de pagos electrónicos en la plataforma de servicios públicos CivilPro.</text:span></text:p>
        </text:list-item>
        <text:list-item>
          <text:p text:style-name="P15">Despliegue del <text:span text:style-name="T1">Componente de integración de pagos electrónicos en la plataforma de servicios públicos CivilPro.</text:span></text:p>
        </text:list-item>
      </text:list>
      <text:p text:style-name="P4"><text:span text:style-name="T5"/></text:p>
      <text:p text:style-name="P6">Posibles sistemas informáticos que solucionen la problemática planeada:</text:p>
      <text:p text:style-name="P16">- No hay sistema en existencia que solucione las problemáticas puntuales para solucionar el problema.</text:p>
      <text:p text:style-name="P16"/>
      <text:p text:style-name="P7">Funcionalidades del sistema propuesto (Requisitos funcionales):</text:p>
      <text:p text:style-name="P7"/>
      <text:p text:style-name="P8"/>
      <text:p text:style-name="P9">Información de contacto:</text:p>
      <text:p text:style-name="P17">Diplomante:</text:p>
      <text:p text:style-name="P17">Tutores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______________________________________________ _______________________________________________</text:p>
      <text:p text:style-name="P17">Firma del tutor <text:s text:c="52"/>Firma del diploma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MX" style:letter-kerning="true" style:font-name-asian="NSimSu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MX" style:letter-kerning="true" style:font-name-asian="NSimSu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3:59:22.289022761</meta:creation-date>
    <dc:date>2023-05-23T00:56:59.385839233</dc:date>
    <meta:editing-duration>PT57M21S</meta:editing-duration>
    <meta:editing-cycles>33</meta:editing-cycles>
    <meta:generator>LibreOffice/7.5.3.2$Linux_X86_64 LibreOffice_project/50$Build-2</meta:generator>
    <meta:document-statistic meta:table-count="0" meta:image-count="0" meta:object-count="0" meta:page-count="3" meta:paragraph-count="25" meta:word-count="352" meta:character-count="2574" meta:non-whitespace-character-count="2200"/>
  </office:meta>
</office:document-meta>
</file>